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2Coding" fo:font-size="8pt" officeooo:rsid="0013b3f4" officeooo:paragraph-rsid="00183b9d" style:font-name-asian="D2Coding" style:font-size-asian="8pt" style:font-size-complex="8pt"/>
    </style:style>
    <style:style style:name="P2" style:family="paragraph" style:parent-style-name="Standard">
      <style:text-properties style:font-name="D2Coding" fo:font-size="8pt" officeooo:rsid="0013b3f4" officeooo:paragraph-rsid="00183b9d" style:font-name-asian="D2Coding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 <text:s text:c="11"/>MON <text:s text:c="10"/>| <text:s text:c="11"/>TUE <text:s text:c="10"/>| <text:s text:c="11"/>WED <text:s text:c="10"/>| <text:s text:c="11"/>THU <text:s text:c="10"/>| <text:s text:c="11"/>FRI <text:s text:c="10"/>| <text:s text:c="11"/>SAT <text:s text:c="10"/>| <text:s text:c="11"/>SUN <text:s text:c="10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5/25 <text:s text:c="14"/>study |05/26 <text:s text:c="14"/>study |05/27 <text:s text:c="14"/>study |05/28 <text:s text:c="14"/>study |05/29 <text:s text:c="14"/>study |05/30 <text:s text:c="14"/>study |05/31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6/01 <text:s text:c="14"/>study |06/02 <text:s text:c="14"/>study |06/03 <text:s text:c="14"/>study |06/04 <text:s text:c="14"/>study |06/05 <text:s text:c="14"/>study |06/06 <text:s text:c="14"/>study |06/07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6/08 <text:s text:c="14"/>study |06/09 <text:s text:c="14"/>study |06/10 <text:s text:c="14"/>study |06/11 <text:s text:c="14"/>study |06/12 <text:s text:c="14"/>study |06/13 <text:s text:c="14"/>study |06/14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6/15 <text:s text:c="14"/>study |06/16 <text:s text:c="14"/>study |06/17 <text:s text:c="14"/>study |06/18 <text:s text:c="14"/>study |06/19 <text:s text:c="14"/>study |06/20 <text:s text:c="14"/>study |06/21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6/22 <text:s text:c="14"/>study |06/23 <text:s text:c="14"/>study |06/24 <text:s text:c="14"/>study |06/25 <text:s text:c="14"/>study |06/26 <text:s text:c="14"/>study |06/27 <text:s text:c="14"/>study |06/28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701in" fo:margin-bottom="0.1701in" fo:margin-left="0.1701in" fo:margin-right="0.1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12:39:23.487512506</meta:creation-date>
    <dc:date>2020-05-26T15:55:27.396415796</dc:date>
    <meta:editing-duration>PT35M44S</meta:editing-duration>
    <meta:editing-cycles>7</meta:editing-cycles>
    <meta:generator>LibreOffice/6.4.3.2$Linux_X86_64 LibreOffice_project/40$Build-2</meta:generator>
    <meta:print-date>2020-05-26T12:54:27.994293964</meta:print-date>
    <meta:document-statistic meta:table-count="0" meta:image-count="0" meta:object-count="0" meta:page-count="1" meta:paragraph-count="62" meta:word-count="712" meta:character-count="11780" meta:non-whitespace-character-count="3359"/>
  </office:meta>
</office:document-meta>
</file>